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JITT 1.9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zio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eta +1 bonus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in +2 bonus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/1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kenberger 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yoa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3">00/00/0000</text:date>, <text:time style:data-style-name="N2" text:time-value="12:45:53.21442859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5-03T12:45:59.755192187</dc:date>
    <meta:editing-duration>PT5H9M37S</meta:editing-duration>
    <meta:editing-cycles>48</meta:editing-cycles>
    <meta:document-statistic meta:table-count="1" meta:cell-count="419" meta:object-count="0"/>
  </office:meta>
</office:document-meta>
</file>